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6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us points: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onnolly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al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10:39:48.775888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12T10:40:15.577468609</dc:date>
    <meta:editing-duration>PT3H51M32S</meta:editing-duration>
    <meta:editing-cycles>39</meta:editing-cycles>
    <meta:generator>LibreOffice/5.1.6.2$Linux_X86_64 LibreOffice_project/10m0$Build-2</meta:generator>
    <meta:document-statistic meta:table-count="1" meta:cell-count="848" meta:object-count="0"/>
  </office:meta>
</office:document-meta>
</file>